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  <style:style style:name="T2" style:family="text">
      <style:text-properties style:font-name-asian="Linux Libertine G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3" calcext:value-type="date">
            <text:p>Saturday, July 13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4" calcext:value-type="date">
            <text:p>Sunday, July 14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6">
          <table:table-cell table:style-name="ce2" office:value-type="date" office:date-value="2019-07-15" calcext:value-type="date">
            <text:p>Monday, July 15, 201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Watched Webinar and AMA with Robert Wagner</text:p>
          </table:table-cell>
          <table:table-cell table:style-name="ce12" office:value-type="string" calcext:value-type="string">
            <text:p><text:a xlink:href="https://www.youtube.com/watch?v=9D_jxOMZmRI" xlink:type="simple">https://www.youtube.com/watch?v=9D_jxOMZmRI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Default"/>
          <table:table-cell table:style-name="ce6"/>
          <table:table-cell table:style-name="ce9" office:value-type="string" calcext:value-type="string">
            <text:p>Looked over PySyft repo, how it's organized and how and where i could contribute.</text:p>
          </table:table-cell>
          <table:table-cell table:style-name="ce12" office:value-type="string" calcext:value-type="string">
            <text:p><text:a xlink:href="https://github.com/OpenMined/PySyft" xlink:type="simple">https://github.com/OpenMined/PySyft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7">
          <table:table-cell table:style-name="ce2" office:value-type="date" office:date-value="2019-07-16" calcext:value-type="date">
            <text:p>Tuesday, July 16, 201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Read 5 more chapters from Andrew Ng Book on how to evaluate or dev/test sets either using one value or multiple value scores and also when it's time to change them. Also read the series part1-part6 https://towardsdatascience.com/security-and-privacy-in-artificial-intelligence-and-machine-learning-part-1-c6f607feb94b on security and privacy of AI and ML!</text:p>
          </table:table-cell>
          <table:table-cell table:style-name="ce14" office:value-type="string" calcext:value-type="string">
            <text:p><text:span text:style-name="T2"><text:a xlink:href="https://towardsdatascience.com/security-and-privacy-in-artificial-intelligence-and-machine-learning-part-1-c6f607feb94b" xlink:type="simple">https://towardsdatascience.com/security-and-privacy-in-artificial-intelligence-and-machine-learning-part-1-c6f607feb94b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7" calcext:value-type="date">
            <text:p>Wednesday, July 17, 2019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Read about the project on #sg_project-t-shirt and started reading materials on how to implement Style Transfer or maybe a GAN to produce new images</text:p>
          </table:table-cell>
          <table:table-cell table:style-name="ce14" office:value-type="string" calcext:value-type="string">
            <text:p><text:span text:style-name="T2"><text:a xlink:href="https://skymind.ai/wiki/generative-adversarial-network-gan" xlink:type="simple">https://skymind.ai/wiki/generative-adversarial-network-gan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4" office:value-type="string" calcext:value-type="string">
            <text:p><text:span text:style-name="T2"><text:a xlink:href="https://www.kaggle.com/arturlacerda/pytorch-conditional-gan#Results" xlink:type="simple">https://www.kaggle.com/arturlacerda/pytorch-conditional-gan#Results</text:a></text:span><text:span text:style-name="T2">!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8" calcext:value-type="date">
            <text:p>Thursday, July 18, 201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Did some progress on #sg_project-t-shirt project and produced some images! Also searched on how to do gan for image colourization and started working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9">
          <table:table-cell table:style-name="ce2" office:value-type="date" office:date-value="2019-07-19" calcext:value-type="date">
            <text:p>Friday, July 19, 2019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ead 3 more chapter of Andrew ng book on how to setup quickly a system and test it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9">
          <table:table-cell table:style-name="ce2" office:value-type="date" office:date-value="2019-07-20" calcext:value-type="date">
            <text:p>Saturday, July 20, 2019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Did some more work on Gan image colourization and trying to understand how to load and batch the dataset into the gan networ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1" calcext:value-type="date">
            <text:p>Sunday, July 21, 2019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Read s very interesting article on Gan architecture and how to build one. Tried to follow his code in order to get my hands dirty and get used to gans workflow</text:p>
          </table:table-cell>
          <table:table-cell table:style-name="ce12" office:value-type="string" calcext:value-type="string">
            <text:p><text:a xlink:href="https://medium.com/ai-society/gans-from-scratch-1-a-deep-introduction-with-code-in-pytorch-and-tensorflow-cb03cdcdba0f" xlink:type="simple">https://medium.com/ai-society/gans-from-scratch-1-a-deep-introduction-with-code-in-pytorch-and-tensorflow-cb03cdcdba0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2" calcext:value-type="date">
            <text:p>Monday, July 22, 2019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Continued the project on image colorization. I can finally load and iterate through the dataset, visualize it hope soon start working on training models. Uploaded notebook to github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0">
          <table:table-cell table:style-name="ce2" office:value-type="date" office:date-value="2019-07-23" calcext:value-type="date">
            <text:p>Tuesday, July 23, 2019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worked some more on the image colourization project! Can't properly visualize a batch of Rgb images, spend some time with some weird result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4" calcext:value-type="date">
            <text:p>Wednesday, July 24, 2019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Finally solved the problem of visualizing a batch of RGB Images from kaggle image-colorization dataset! Hoping soon to start developing the architecture of GANs to train on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0">
          <table:table-cell table:style-name="ce2" office:value-type="date" office:date-value="2019-07-25" calcext:value-type="date">
            <text:p>Thursday, July 25, 2019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Took some ideas on how to implement a GAN network. This is going to take a while to understand and adapt models in order to work for image colorization!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0">
          <table:table-cell table:style-name="ce2" office:value-type="date" office:date-value="2019-07-26" calcext:value-type="date">
            <text:p>Friday, July 26, 2019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Started watching the Tutorial on Generative adversarial networks – Introduction series, hoping to understand GAN networks better. (edited) </text:p>
          </table:table-cell>
          <table:table-cell table:style-name="ce14" office:value-type="string" calcext:value-type="string">
            <text:p><text:span text:style-name="T2"><text:a xlink:href="https://www.youtube.com/watch?v=sgHdUYHGvtA" xlink:type="simple">https://www.youtube.com/watch?v=sgHdUYHGvtA</text:a></text:span><text:span text:style-name="T2">]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27" calcext:value-type="date">
            <text:p>Saturday, July 27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28" calcext:value-type="date">
            <text:p>Sunday, July 28, 201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Continued working on image colorization. Set up some basic networks in order to start experimenting! Probably i will need a bit different GAN than vanilla is i require some structured input and not noise! We will see soon enough!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93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5"/>
          <table:table-cell table:style-name="ce17" table:number-columns-repeated="23"/>
          <table:table-cell table:number-columns-repeated="997"/>
        </table:table-row>
        <table:table-row table:style-name="ro11" table:number-rows-repeated="104757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8:18:42.382069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28T19:43:28.767981645</dc:date>
    <meta:editing-duration>PT4H40M10S</meta:editing-duration>
    <meta:editing-cycles>15</meta:editing-cycles>
    <meta:document-statistic meta:table-count="1" meta:cell-count="91" meta:object-count="0"/>
  </office:meta>
</office:document-meta>
</file>